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T63" style:family="text">
      <style:text-properties officeooo:rsid="003c9ce6"/>
    </style:style>
    <style:style style:name="T64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span text:style-name="T63"><text:text-input text:description="&lt;if test=&quot;not line.product_id.other_sale_description&quot;&gt;">if</text:text-input></text:span><text:span text:style-name="T63"><text:placeholder text:placeholder-type="text">&lt;line.name[0:108]&gt;</text:placeholder></text:span><text:span text:style-name="T64"><text:text-input text:description="&lt;/if&gt;">/if</text:text-input></text:span><text:span text:style-name="T64"><text:text-input text:description="&lt;if test=&quot;line.product_id.other_sale_description&quot;&gt;">if</text:text-input></text:span><text:span text:style-name="T64"><text:text-input text:description="&lt;line.product_id.other_sale_description&gt;">9788426574091</text:text-input></text:span><text:span text:style-name="T64"><text:text-input text:description="&lt;/if&gt;">if</text:text-input></text:span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8:24:59.919781460</dc:date>
    <meta:editing-duration>P2DT2H14M9S</meta:editing-duration>
    <meta:editing-cycles>341</meta:editing-cycles>
    <meta:generator>LibreOffice/4.2.7.2$Linux_X86_64 LibreOffice_project/420m0$Build-2</meta:generator>
    <meta:document-statistic meta:table-count="8" meta:image-count="0" meta:object-count="0" meta:page-count="1" meta:paragraph-count="79" meta:word-count="335" meta:character-count="1811" meta:non-whitespace-character-count="1723"/>
  </office:meta>
</office:document-meta>
</file>